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719fa"/>
    </style:style>
    <style:style style:name="P5" style:family="paragraph" style:parent-style-name="Text_20_body">
      <style:text-properties officeooo:rsid="06c719fa" officeooo:paragraph-rsid="06c84355"/>
    </style:style>
    <style:style style:name="P6" style:family="paragraph" style:parent-style-name="Text_20_body">
      <style:text-properties officeooo:rsid="06c724f4" officeooo:paragraph-rsid="06c724f4"/>
    </style:style>
    <style:style style:name="P7" style:family="paragraph" style:parent-style-name="Text_20_body">
      <style:text-properties officeooo:rsid="06c91138" officeooo:paragraph-rsid="06c91138"/>
    </style:style>
    <style:style style:name="P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1138" officeooo:paragraph-rsid="06c91138" style:letter-kerning="true" style:font-size-asian="12pt" style:font-style-asian="normal" style:font-weight-asian="normal" style:font-size-complex="12pt" style:text-emphasize="none"/>
    </style:style>
    <style:style style:name="P9"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10" style:family="paragraph" style:parent-style-name="Text_20_body">
      <style:text-properties fo:font-size="12pt" officeooo:paragraph-rsid="06ce87d6" style:font-size-asian="12pt" style:font-size-complex="12pt"/>
    </style:style>
    <style:style style:name="P11" style:family="paragraph" style:parent-style-name="Text_20_body">
      <style:text-properties fo:font-size="12pt" officeooo:rsid="06cf5c67" officeooo:paragraph-rsid="06cf5c67" style:font-size-asian="12pt" style:font-size-complex="12pt"/>
    </style:style>
    <style:style style:name="P12" style:family="paragraph" style:parent-style-name="Text_20_body">
      <style:text-properties fo:font-size="12pt" officeooo:rsid="06cf5c67" officeooo:paragraph-rsid="06d65a51" style:font-size-asian="12pt" style:font-size-complex="12pt"/>
    </style:style>
    <style:style style:name="P13" style:family="paragraph" style:parent-style-name="Text_20_body">
      <style:text-properties fo:font-size="12pt" officeooo:rsid="06cf5c67" officeooo:paragraph-rsid="06dad47b" style:font-size-asian="12pt" style:font-size-complex="12pt"/>
    </style:style>
    <style:style style:name="P14" style:family="paragraph" style:parent-style-name="Text_20_body">
      <style:text-properties fo:font-size="12pt" officeooo:rsid="06dad47b" officeooo:paragraph-rsid="06dad47b" style:font-size-asian="12pt" style:font-size-complex="12pt"/>
    </style:style>
    <style:style style:name="P15" style:family="paragraph" style:parent-style-name="Text_20_body">
      <style:text-properties fo:font-size="12pt" officeooo:rsid="06dad47b" officeooo:paragraph-rsid="06ddd44a" style:font-size-asian="12pt" style:font-size-complex="12pt"/>
    </style:style>
    <style:style style:name="P16" style:family="paragraph" style:parent-style-name="Text_20_body">
      <style:text-properties fo:font-size="12pt" officeooo:rsid="06e3d352" officeooo:paragraph-rsid="06e49912" style:font-size-asian="12pt" style:font-size-complex="12pt"/>
    </style:style>
    <style:style style:name="P17" style:family="paragraph" style:parent-style-name="Text_20_body">
      <style:text-properties officeooo:rsid="06c53028" officeooo:paragraph-rsid="06d4da9f"/>
    </style:style>
    <style:style style:name="P18" style:family="paragraph" style:parent-style-name="Text_20_body">
      <style:text-properties officeooo:rsid="06c53028" officeooo:paragraph-rsid="073ab338"/>
    </style:style>
    <style:style style:name="P19" style:family="paragraph" style:parent-style-name="Text_20_body">
      <style:text-properties officeooo:paragraph-rsid="07377cab"/>
    </style:style>
    <style:style style:name="P20" style:family="paragraph" style:parent-style-name="Text_20_body">
      <style:text-properties officeooo:rsid="073c77bd" officeooo:paragraph-rsid="073c77bd"/>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officeooo:rsid="06a8ea16" officeooo:paragraph-rsid="06af127d"/>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officeooo:rsid="06ba1661" officeooo:paragraph-rsid="06ba1661"/>
    </style:style>
    <style:style style:name="P23"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af127d" officeooo:paragraph-rsid="06af127d" style:font-name-complex="David CLM"/>
    </style:style>
    <style:style style:name="P24"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bfc456" officeooo:paragraph-rsid="06bfc456" style:font-name-complex="David CLM"/>
    </style:style>
    <style:style style:name="P25"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26" style:family="paragraph" style:parent-style-name="Text_20_body">
      <style:paragraph-properties fo:margin-top="0.1965in" fo:margin-bottom="0in" loext:contextual-spacing="false" fo:line-height="100%" fo:text-align="end" style:justify-single-word="false" style:writing-mode="rl-tb"/>
      <style:text-properties officeooo:rsid="07387d96" officeooo:paragraph-rsid="07387d96"/>
    </style:style>
    <style:style style:name="P27" style:family="paragraph" style:parent-style-name="Heading_20_2">
      <style:paragraph-properties fo:margin-top="0.1965in" fo:margin-bottom="0in" loext:contextual-spacing="false" fo:line-height="100%" fo:text-align="end" style:justify-single-word="false" style:writing-mode="rl-tb"/>
      <style:text-properties style:font-name="David CLM" officeooo:rsid="06c53028" officeooo:paragraph-rsid="06c53028" style:font-name-complex="David CLM"/>
    </style:style>
    <style:style style:name="P28" style:family="paragraph" style:parent-style-name="Heading_20_2">
      <style:paragraph-properties fo:margin-top="0.1965in" fo:margin-bottom="0in" loext:contextual-spacing="false" fo:line-height="100%" fo:text-align="end" style:justify-single-word="false" style:writing-mode="rl-tb"/>
      <style:text-properties officeooo:rsid="06c53028" officeooo:paragraph-rsid="06d933f1"/>
    </style:style>
    <style:style style:name="P29" style:family="paragraph" style:parent-style-name="Standard">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30"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1"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32"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2579a" style:font-size-asian="12pt" style:font-name-complex="David CLM" style:font-size-complex="12pt"/>
    </style:style>
    <style:style style:name="P33" style:family="paragraph" style:parent-style-name="Default">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5" style:family="paragraph" style:parent-style-name="Text_20_body">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36" style:family="paragraph" style:parent-style-name="Text_20_body">
      <style:paragraph-properties fo:margin-top="0in" fo:margin-bottom="0in" loext:contextual-spacing="false" fo:line-height="100%" fo:text-align="end" style:justify-single-word="false" style:writing-mode="rl-tb"/>
      <style:text-properties style:font-name="David CLM" officeooo:rsid="06d40822" officeooo:paragraph-rsid="06d40822" style:font-name-complex="David CLM"/>
    </style:style>
    <style:style style:name="P37" style:family="paragraph" style:parent-style-name="Text_20_body">
      <style:paragraph-properties fo:margin-top="0in" fo:margin-bottom="0in" loext:contextual-spacing="false" fo:line-height="100%" fo:text-align="end" style:justify-single-word="false" style:writing-mode="rl-tb"/>
      <style:text-properties officeooo:rsid="07389231" officeooo:paragraph-rsid="07389231"/>
    </style:style>
    <style:style style:name="P38" style:family="paragraph" style:parent-style-name="Text_20_body">
      <style:paragraph-properties fo:margin-top="0in" fo:margin-bottom="0in" loext:contextual-spacing="false"/>
      <style:text-properties fo:font-size="12pt" officeooo:rsid="06dd92f5" officeooo:paragraph-rsid="06e3d352" style:font-size-asian="12pt" style:font-size-complex="12pt"/>
    </style:style>
    <style:style style:name="P39"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232e4" officeooo:paragraph-rsid="06c232e4" style:font-name-complex="David CLM"/>
    </style:style>
    <style:style style:name="P40"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3590a" officeooo:paragraph-rsid="06c3590a" style:font-name-complex="David CLM"/>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4f6f4" style:font-size-asian="12pt" style:font-name-complex="David CLM" style:font-size-complex="12pt"/>
    </style:style>
    <style:style style:name="P4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703062c" officeooo:paragraph-rsid="0703062c" style:font-size-asian="12pt" style:font-name-complex="David CLM" style:font-size-complex="12pt"/>
    </style:style>
    <style:style style:name="P4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4"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8"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2684"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575e"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91ec5"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d1691"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e5464"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701c22c" style:font-size-asian="12pt" style:font-name-complex="David CLM" style:font-size-complex="12pt"/>
    </style:style>
    <style:style style:name="P56"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6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62"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63"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5"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66" style:family="paragraph" style:parent-style-name="Default_7e_LT_7e_Gliederung_20_1">
      <style:paragraph-properties fo:text-align="end" style:justify-single-word="false" style:writing-mode="rl-tb"/>
      <style:text-properties style:use-window-font-color="true" style:font-name="David CLM" fo:font-size="12pt" officeooo:paragraph-rsid="0707322e" style:font-size-asian="12pt" style:font-name-complex="David CLM" style:font-size-complex="12pt"/>
    </style:style>
    <style:style style:name="P67" style:family="paragraph" style:parent-style-name="Default_7e_LT_7e_Gliederung_20_1">
      <style:paragraph-properties fo:text-align="end" style:justify-single-word="false" style:writing-mode="rl-tb"/>
      <style:text-properties style:use-window-font-color="true" style:font-name="David CLM" fo:font-size="12pt" officeooo:paragraph-rsid="07377cab" style:font-size-asian="12pt" style:font-name-complex="David CLM" style:font-size-complex="12pt"/>
    </style:style>
    <style:style style:name="P68"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9" style:family="paragraph" style:parent-style-name="Text_20_body">
      <style:paragraph-properties fo:text-align="end" style:justify-single-word="false" style:writing-mode="rl-tb"/>
      <style:text-properties style:use-window-font-color="true" style:font-name="David CLM" fo:font-size="12pt" officeooo:paragraph-rsid="073e63a5" style:font-size-asian="12pt" style:font-name-complex="David CLM" style:font-size-complex="12pt"/>
    </style:style>
    <style:style style:name="P70"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71"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7377cab"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Default">
      <style:paragraph-properties fo:text-align="end" style:justify-single-word="false" style:writing-mode="rl-tb"/>
      <style:text-properties style:use-window-font-color="true" style:font-name="David CLM" fo:font-size="12pt" officeooo:paragraph-rsid="07377cab" style:font-size-asian="12pt" style:font-name-complex="David CLM" style:font-size-complex="12pt"/>
    </style:style>
    <style:style style:name="P75" style:family="paragraph" style:parent-style-name="Default">
      <style:paragraph-properties fo:text-align="end" style:justify-single-word="false" style:writing-mode="rl-tb"/>
      <style:text-properties style:use-window-font-color="true" style:font-name="David CLM" fo:font-size="12pt" officeooo:rsid="053f6dcc" officeooo:paragraph-rsid="07377cab" style:font-size-asian="12pt" style:font-name-complex="David CLM" style:font-size-complex="12pt"/>
    </style:style>
    <style:style style:name="P76" style:family="paragraph" style:parent-style-name="Default">
      <style:paragraph-properties fo:text-align="end" style:justify-single-word="false" style:writing-mode="rl-tb"/>
      <style:text-properties officeooo:paragraph-rsid="073fef85"/>
    </style:style>
    <style:style style:name="P77" style:family="paragraph" style:parent-style-name="Text_20_body">
      <style:paragraph-properties fo:margin-top="0.0791in" fo:margin-bottom="0.1366in" loext:contextual-spacing="false"/>
      <style:text-properties style:use-window-font-color="true" style:font-name="David CLM" fo:font-size="12pt" officeooo:rsid="06d933f1" officeooo:paragraph-rsid="06d933f1" style:font-size-asian="12pt" style:font-name-complex="David CLM" style:font-size-complex="12pt"/>
    </style:style>
    <style:style style:name="P78" style:family="paragraph" style:parent-style-name="Text_20_body">
      <style:paragraph-properties fo:margin-top="0.0791in" fo:margin-bottom="0.1366in" loext:contextual-spacing="false"/>
      <style:text-properties style:use-window-font-color="true" style:font-name="David CLM" fo:font-size="12pt" officeooo:paragraph-rsid="06ecc75e" style:font-size-asian="12pt" style:font-name-complex="David CLM" style:font-size-complex="12pt"/>
    </style:style>
    <style:style style:name="P79" style:family="paragraph" style:parent-style-name="Text_20_body">
      <style:paragraph-properties fo:margin-top="0.0791in" fo:margin-bottom="0.1366in" loext:contextual-spacing="false"/>
      <style:text-properties style:use-window-font-color="true"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80" style:family="paragraph" style:parent-style-name="Heading_20_2">
      <style:paragraph-properties fo:line-height="100%"/>
      <style:text-properties style:font-name="David CLM" officeooo:paragraph-rsid="0712579a" style:font-name-complex="David CLM"/>
    </style:style>
    <style:style style:name="P81" style:family="paragraph" style:parent-style-name="Text_20_body" style:list-style-name="L2">
      <style:text-properties officeooo:paragraph-rsid="073ab338"/>
    </style:style>
    <style:style style:name="P82" style:family="paragraph" style:parent-style-name="Text_20_body" style:list-style-name="L14">
      <style:text-properties officeooo:rsid="06b26c4a" officeooo:paragraph-rsid="06b26c4a"/>
    </style:style>
    <style:style style:name="P83" style:family="paragraph" style:parent-style-name="Text_20_body" style:list-style-name="L14">
      <style:text-properties officeooo:rsid="06b0b59c" officeooo:paragraph-rsid="06b24418"/>
    </style:style>
    <style:style style:name="P84" style:family="paragraph" style:parent-style-name="Text_20_body" style:list-style-name="L14">
      <style:text-properties officeooo:rsid="06b0b59c" officeooo:paragraph-rsid="06b0b59c"/>
    </style:style>
    <style:style style:name="P85" style:family="paragraph" style:parent-style-name="Text_20_body" style:list-style-name="L14">
      <style:text-properties officeooo:rsid="06b24418" officeooo:paragraph-rsid="06b24418"/>
    </style:style>
    <style:style style:name="P86" style:family="paragraph" style:parent-style-name="Text_20_body" style:list-style-name="L14">
      <style:text-properties officeooo:rsid="06b433b8" officeooo:paragraph-rsid="06b433b8"/>
    </style:style>
    <style:style style:name="P87" style:family="paragraph" style:parent-style-name="Text_20_body" style:list-style-name="L14">
      <style:text-properties officeooo:rsid="04398b9b" officeooo:paragraph-rsid="072bfef1"/>
    </style:style>
    <style:style style:name="P88" style:family="paragraph" style:parent-style-name="Text_20_body" style:list-style-name="L1">
      <style:paragraph-properties fo:margin-top="0in" fo:margin-bottom="0in" loext:contextual-spacing="false" fo:line-height="100%" fo:text-align="end" style:justify-single-word="false" style:writing-mode="rl-tb"/>
      <style:text-properties officeooo:paragraph-rsid="07387d96"/>
    </style:style>
    <style:style style:name="P89" style:family="paragraph" style:parent-style-name="Text_20_body" style:list-style-name="L5">
      <style:paragraph-properties fo:margin-top="0in" fo:margin-bottom="0in" loext:contextual-spacing="false" fo:line-height="100%" fo:text-align="end" style:justify-single-word="false" style:writing-mode="rl-tb"/>
      <style:text-properties officeooo:paragraph-rsid="06d40822"/>
    </style:style>
    <style:style style:name="P90" style:family="paragraph" style:parent-style-name="Text_20_body" style:list-style-name="L1">
      <style:paragraph-properties fo:margin-top="0in" fo:margin-bottom="0in" loext:contextual-spacing="false" fo:line-height="100%" fo:text-align="end" style:justify-single-word="false" style:writing-mode="rl-tb"/>
      <style:text-properties officeooo:rsid="07387d96" officeooo:paragraph-rsid="07387d96"/>
    </style:style>
    <style:style style:name="P91" style:family="paragraph" style:parent-style-name="Text_20_body" style:list-style-name="L1">
      <style:paragraph-properties fo:margin-top="0in" fo:margin-bottom="0in" loext:contextual-spacing="false" fo:line-height="100%" fo:text-align="end" style:justify-single-word="false" style:writing-mode="rl-tb"/>
      <style:text-properties style:text-position="9% 100%" style:font-name="Liberation Sans1" fo:font-size="12pt" officeooo:rsid="07387d96" officeooo:paragraph-rsid="07387d96" style:font-size-asian="12pt" style:font-name-complex="David CLM" style:font-size-complex="12pt"/>
    </style:style>
    <style:style style:name="P92" style:family="paragraph" style:parent-style-name="Text_20_body">
      <style:paragraph-properties fo:margin-top="0in" fo:margin-bottom="0in" loext:contextual-spacing="false" fo:line-height="100%" fo:text-align="end" style:justify-single-word="false" style:writing-mode="rl-tb"/>
      <style:text-properties style:text-position="9% 100%" style:font-name="Liberation Sans1" fo:font-size="12pt" officeooo:rsid="07389231" officeooo:paragraph-rsid="07389231" style:font-size-asian="12pt" style:font-name-complex="David CLM" style:font-size-complex="12pt"/>
    </style:style>
    <style:style style:name="P93" style:family="paragraph" style:parent-style-name="Text_20_body" style:list-style-name="L4">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94" style:family="paragraph" style:parent-style-name="Text_20_body" style:list-style-name="L5">
      <style:paragraph-properties fo:margin-top="0in" fo:margin-bottom="0in" loext:contextual-spacing="false" fo:line-height="100%" fo:text-align="end" style:justify-single-word="false" style:writing-mode="rl-tb"/>
      <style:text-properties officeooo:rsid="06d40822" officeooo:paragraph-rsid="06d40822"/>
    </style:style>
    <style:style style:name="P95" style:family="paragraph" style:parent-style-name="Text_20_body" style:list-style-name="L6">
      <style:paragraph-properties fo:margin-top="0in" fo:margin-bottom="0in" loext:contextual-spacing="false"/>
      <style:text-properties fo:color="#0000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96" style:family="paragraph" style:parent-style-name="Text_20_body" style:list-style-name="L6">
      <style:paragraph-properties fo:margin-top="0in" fo:margin-bottom="0in" loext:contextual-spacing="false"/>
      <style:text-properties fo:font-size="12pt" officeooo:rsid="06e3d352" officeooo:paragraph-rsid="06e49912" style:font-size-asian="12pt" style:font-size-complex="12pt"/>
    </style:style>
    <style:style style:name="P97" style:family="paragraph" style:parent-style-name="Text_20_body" style:list-style-name="L6">
      <style:paragraph-properties fo:margin-top="0in" fo:margin-bottom="0in" loext:contextual-spacing="false"/>
      <style:text-properties fo:font-size="12pt" officeooo:rsid="06e3d352" officeooo:paragraph-rsid="06e3d352" style:font-size-asian="12pt" style:font-size-complex="12pt"/>
    </style:style>
    <style:style style:name="P98" style:family="paragraph" style:parent-style-name="Text_20_body" style:list-style-name="L6">
      <style:paragraph-properties fo:margin-top="0in" fo:margin-bottom="0in" loext:contextual-spacing="false"/>
      <style:text-properties fo:font-size="12pt" officeooo:rsid="06e49912" officeooo:paragraph-rsid="06e49912" style:font-size-asian="12pt" style:font-size-complex="12pt"/>
    </style:style>
    <style:style style:name="P99" style:family="paragraph" style:parent-style-name="Text_20_body" style:list-style-name="L3">
      <style:paragraph-properties fo:margin-top="0.0398in" fo:margin-bottom="0.0398in" loext:contextual-spacing="false" fo:line-height="100%" fo:text-align="end" style:justify-single-word="false" style:writing-mode="rl-tb"/>
      <style:text-properties style:font-name="David CLM" officeooo:rsid="06bfc456" officeooo:paragraph-rsid="06bfc456" style:font-name-complex="David CLM"/>
    </style:style>
    <style:style style:name="P100" style:family="paragraph" style:parent-style-name="Text_20_body" style:list-style-name="L3">
      <style:paragraph-properties fo:margin-top="0.0398in" fo:margin-bottom="0.0398in" loext:contextual-spacing="false" fo:line-height="100%" fo:text-align="end" style:justify-single-word="false" style:writing-mode="rl-tb"/>
      <style:text-properties style:font-name="David CLM" officeooo:rsid="06c1ed43" officeooo:paragraph-rsid="06c1ed43" style:font-name-complex="David CLM"/>
    </style:style>
    <style:style style:name="P101"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02"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P103" style:family="paragraph" style:parent-style-name="Default_7e_LT_7e_Gliederung_20_1" style:list-style-name="L10">
      <style:paragraph-properties fo:text-align="end" style:justify-single-word="false" style:writing-mode="rl-tb"/>
      <style:text-properties officeooo:paragraph-rsid="0705a374"/>
    </style:style>
    <style:style style:name="P104" style:family="paragraph" style:parent-style-name="Default_7e_LT_7e_Gliederung_20_1" style:list-style-name="L11">
      <style:paragraph-properties fo:text-align="end" style:justify-single-word="false" style:writing-mode="rl-tb"/>
      <style:text-properties officeooo:paragraph-rsid="0707322e"/>
    </style:style>
    <style:style style:name="P105" style:family="paragraph" style:parent-style-name="Default_7e_LT_7e_Gliederung_20_1">
      <style:paragraph-properties fo:text-align="end" style:justify-single-word="false" style:writing-mode="rl-tb"/>
      <style:text-properties style:use-window-font-color="true" style:font-name="David CLM" fo:font-size="12pt" officeooo:rsid="0743fde6" officeooo:paragraph-rsid="0743fde6" style:font-size-asian="12pt" style:font-name-complex="David CLM" style:font-size-complex="12pt"/>
    </style:style>
    <style:style style:name="P106"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107"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108"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109" style:family="paragraph" style:parent-style-name="Default" style:list-style-name="L7">
      <style:paragraph-properties style:line-height-at-least="0.139in" fo:text-align="end" style:justify-single-word="false" style:writing-mode="rl-tb"/>
    </style:style>
    <style:style style:name="P110" style:family="paragraph" style:parent-style-name="Default" style:list-style-name="L7">
      <style:paragraph-properties style:line-height-at-least="0.139in" fo:text-align="end" style:justify-single-word="false" style:writing-mode="rl-tb"/>
      <style:text-properties officeooo:paragraph-rsid="06f4f6f4"/>
    </style:style>
    <style:style style:name="P111" style:family="paragraph" style:parent-style-name="Default" style:list-style-name="L8">
      <style:paragraph-properties style:line-height-at-least="0.139in" fo:text-align="end" style:justify-single-word="false" style:writing-mode="rl-tb"/>
      <style:text-properties officeooo:paragraph-rsid="0703062c"/>
    </style:style>
    <style:style style:name="P112" style:family="paragraph" style:parent-style-name="Default" style:list-style-name="L8">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113" style:family="paragraph" style:parent-style-name="Default" style:list-style-name="L8">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114" style:family="paragraph" style:parent-style-name="Default">
      <style:paragraph-properties fo:text-align="end" style:justify-single-word="false" style:writing-mode="rl-tb"/>
      <style:text-properties style:use-window-font-color="true" style:font-name="David CLM" fo:font-size="12pt" officeooo:rsid="053f6dcc" officeooo:paragraph-rsid="07377cab" style:font-size-asian="12pt" style:font-name-complex="David CLM" style:font-size-complex="12pt"/>
    </style:style>
    <style:style style:name="P115" style:family="paragraph" style:parent-style-name="Default" style:list-style-name="L12">
      <style:paragraph-properties fo:text-align="end" style:justify-single-word="false" style:writing-mode="rl-tb"/>
      <style:text-properties officeooo:paragraph-rsid="07377cab"/>
    </style:style>
    <style:style style:name="P116" style:family="paragraph" style:parent-style-name="Default" style:list-style-name="L12">
      <style:paragraph-properties fo:text-align="end" style:justify-single-word="false" style:writing-mode="rl-tb"/>
      <style:text-properties officeooo:rsid="054a593f" officeooo:paragraph-rsid="07377cab"/>
    </style:style>
    <style:style style:name="P117" style:family="paragraph" style:parent-style-name="Default" style:list-style-name="L7">
      <style:paragraph-properties style:line-height-at-least="0.139in" fo:text-align="start" style:justify-single-word="false" style:writing-mode="lr-tb"/>
      <style:text-properties officeooo:paragraph-rsid="06f4f6f4"/>
    </style:style>
    <style:style style:name="P118" style:family="paragraph" style:parent-style-name="Default" style:list-style-name="L9">
      <style:paragraph-properties fo:margin-top="0in" fo:margin-bottom="0in" loext:contextual-spacing="false" fo:line-height="100%" fo:text-align="end" style:justify-single-word="false" style:writing-mode="rl-tb"/>
      <style:text-properties officeooo:paragraph-rsid="0704ef7a"/>
    </style:style>
    <style:style style:name="P119" style:family="paragraph" style:parent-style-name="Default" style:list-style-name="L9">
      <style:paragraph-properties fo:margin-top="0in" fo:margin-bottom="0in" loext:contextual-spacing="false" fo:line-height="100%" fo:text-align="end" style:justify-single-word="false" style:writing-mode="rl-tb"/>
      <style:text-properties officeooo:paragraph-rsid="070f4281"/>
    </style:style>
    <style:style style:name="P120"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734a5a3" officeooo:paragraph-rsid="0734a5a3" style:font-name-complex="David CLM"/>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ccab9" style:font-size-asian="12pt" style:font-name-complex="David CLM" style:font-size-complex="12pt"/>
    </style:style>
    <style:style style:name="T6" style:family="text">
      <style:text-properties style:text-position="9% 100%" style:font-name="Liberation Sans1" fo:font-size="12pt" officeooo:rsid="06ad59d3" style:font-size-asian="12pt" style:font-name-complex="David CLM" style:font-size-complex="12pt"/>
    </style:style>
    <style:style style:name="T7" style:family="text">
      <style:text-properties style:text-position="9% 100%" style:font-name="Liberation Sans1" fo:font-size="12pt" officeooo:rsid="06b589af" style:font-size-asian="12pt" style:font-name-complex="David CLM" style:font-size-complex="12pt"/>
    </style:style>
    <style:style style:name="T8" style:family="text">
      <style:text-properties style:text-position="9% 100%" style:font-name="Liberation Sans1" fo:font-size="12pt" officeooo:rsid="06b59f08" style:font-size-asian="12pt" style:font-name-complex="David CLM" style:font-size-complex="12pt"/>
    </style:style>
    <style:style style:name="T9" style:family="text">
      <style:text-properties style:text-position="9% 100%" style:font-name="Liberation Sans1" fo:font-size="12pt" officeooo:rsid="06b76c8a" style:font-size-asian="12pt" style:font-name-complex="David CLM" style:font-size-complex="12pt"/>
    </style:style>
    <style:style style:name="T10" style:family="text">
      <style:text-properties style:text-position="9% 100%" style:font-name="Liberation Sans1" fo:font-size="12pt" officeooo:rsid="07387d96" style:font-size-asian="12pt" style:font-name-complex="David CLM" style:font-size-complex="12pt"/>
    </style:style>
    <style:style style:name="T11" style:family="text">
      <style:text-properties style:text-position="9% 100%" style:font-name="Liberation Sans1" fo:font-size="12pt" fo:font-weight="bold" officeooo:rsid="07387d96" style:font-size-asian="12pt" style:font-weight-asian="bold" style:font-name-complex="David CLM" style:font-size-complex="12pt" style:font-weight-complex="bold"/>
    </style:style>
    <style:style style:name="T12" style:family="text">
      <style:text-properties style:text-position="9% 100%" style:font-name="Liberation Sans1" fo:font-size="12pt" fo:font-style="italic" style:font-size-asian="12pt" style:font-style-asian="italic" style:font-name-complex="David CLM" style:font-size-complex="12pt" style:font-style-complex="italic"/>
    </style:style>
    <style:style style:name="T13" style:family="text">
      <style:text-properties style:font-name="David CLM" style:font-name-complex="David CLM"/>
    </style:style>
    <style:style style:name="T14" style:family="text">
      <style:text-properties style:font-name="David CLM" officeooo:rsid="06a885f0" style:font-name-complex="David CLM"/>
    </style:style>
    <style:style style:name="T15" style:family="text">
      <style:text-properties style:font-name="David CLM" officeooo:rsid="06af127d" style:font-name-complex="David CLM"/>
    </style:style>
    <style:style style:name="T16" style:family="text">
      <style:text-properties style:font-name="David CLM" officeooo:rsid="06ba8bd6" style:font-name-complex="David CLM"/>
    </style:style>
    <style:style style:name="T17" style:family="text">
      <style:text-properties style:font-name="David CLM" officeooo:rsid="06bab42b" style:font-name-complex="David CLM"/>
    </style:style>
    <style:style style:name="T18" style:family="text">
      <style:text-properties style:font-name="David CLM" officeooo:rsid="06bab99a" style:font-name-complex="David CLM"/>
    </style:style>
    <style:style style:name="T19" style:family="text">
      <style:text-properties style:font-name="David CLM" officeooo:rsid="06d40822" style:font-name-complex="David CLM"/>
    </style:style>
    <style:style style:name="T20" style:family="text">
      <style:text-properties style:font-name="David CLM" officeooo:rsid="06d933f1" style:font-name-complex="David CLM"/>
    </style:style>
    <style:style style:name="T21" style:family="text">
      <style:text-properties style:font-name="David CLM" fo:font-style="italic" style:font-style-asian="italic" style:font-name-complex="David CLM" style:font-style-complex="italic"/>
    </style:style>
    <style:style style:name="T22" style:family="text">
      <style:text-properties style:font-name="David CLM" fo:font-style="italic" officeooo:rsid="06d40822" style:font-style-asian="italic" style:font-name-complex="David CLM" style:font-style-complex="italic"/>
    </style:style>
    <style:style style:name="T23" style:family="text">
      <style:text-properties officeooo:rsid="06b433b8"/>
    </style:style>
    <style:style style:name="T24" style:family="text">
      <style:text-properties officeooo:rsid="06bfc456"/>
    </style:style>
    <style:style style:name="T25" style:family="text">
      <style:text-properties officeooo:rsid="06c10f36"/>
    </style:style>
    <style:style style:name="T26" style:family="text">
      <style:text-properties officeooo:rsid="06c32b5e"/>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6c53a8e" style:font-style-asian="italic" style:font-style-complex="italic"/>
    </style:style>
    <style:style style:name="T30" style:family="text">
      <style:text-properties fo:font-style="italic" officeooo:rsid="07139842" style:font-style-asian="italic" style:font-style-complex="italic"/>
    </style:style>
    <style:style style:name="T31" style:family="text">
      <style:text-properties fo:font-style="italic" officeooo:rsid="073ab338" style:font-style-asian="italic" style:font-style-complex="italic"/>
    </style:style>
    <style:style style:name="T32" style:family="text">
      <style:text-properties fo:font-style="italic" officeooo:rsid="07421cc8" style:font-style-asian="italic"/>
    </style:style>
    <style:style style:name="T33" style:family="text">
      <style:text-properties fo:font-weight="bold" style:font-weight-asian="bold" style:font-weight-complex="bold"/>
    </style:style>
    <style:style style:name="T34" style:family="text">
      <style:text-properties fo:font-weight="bold" officeooo:rsid="06c724f4" style:font-weight-asian="bold" style:font-weight-complex="bold"/>
    </style:style>
    <style:style style:name="T35" style:family="text">
      <style:text-properties fo:font-weight="bold" officeooo:rsid="06d4da9f" style:font-weight-asian="bold" style:font-weight-complex="bold"/>
    </style:style>
    <style:style style:name="T36" style:family="text">
      <style:text-properties officeooo:rsid="06c53a8e"/>
    </style:style>
    <style:style style:name="T37"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8" style:family="text">
      <style:text-properties fo:color="#0000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39" style:family="text">
      <style:text-properties fo:color="#0000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40" style:family="text">
      <style:text-properties fo:color="#0000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41" style:family="text">
      <style:text-properties fo:color="#0000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42" style:family="text">
      <style:text-properties fo:color="#0000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43" style:family="text">
      <style:text-properties fo:color="#0000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55" style:family="text">
      <style:text-properties fo:color="#0000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61" style:family="text">
      <style:text-properties fo:color="#0000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62" style:family="text">
      <style:text-properties fo:color="#0000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63" style:family="text">
      <style:text-properties fo:color="#0000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64"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65" style:family="text">
      <style:text-properties fo:color="#0000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66" style:family="text">
      <style:text-properties fo:color="#0000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67" style:family="text">
      <style:text-properties officeooo:rsid="06c724f4"/>
    </style:style>
    <style:style style:name="T68" style:family="text">
      <style:text-properties officeooo:rsid="06c84355"/>
    </style:style>
    <style:style style:name="T69" style:family="text">
      <style:text-properties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officeooo:rsid="06cb42a2"/>
    </style:style>
    <style:style style:name="T72" style:family="text">
      <style:text-properties officeooo:rsid="06d4da9f"/>
    </style:style>
    <style:style style:name="T73" style:family="text">
      <style:text-properties officeooo:rsid="06eb6d06"/>
    </style:style>
    <style:style style:name="T74"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75"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76"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7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29" style:family="text">
      <style:text-properties style:text-outline="false" style:text-line-through-style="none" style:text-line-through-type="none" fo:font-style="normal" fo:text-shadow="none" style:text-underline-style="none" fo:font-weight="normal" officeooo:rsid="0743fde6" style:letter-kerning="true" style:font-style-asian="normal" style:font-weight-asian="normal" style:font-weight-complex="normal" style:text-emphasize="none"/>
    </style:style>
    <style:style style:name="T130"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31"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32"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33"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34"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35"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36"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37"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38"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39"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40"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41"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42"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43"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44"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45"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46"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47"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48"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49"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50"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51"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52"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53"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54"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55"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56"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57"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58"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59"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60"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61"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62"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63"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164" style:family="text">
      <style:text-properties officeooo:rsid="06ecc75e"/>
    </style:style>
    <style:style style:name="T165"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6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6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6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7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7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7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17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174"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7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7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7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7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7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8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8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82"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8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8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8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86"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8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88"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189"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190"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19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19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193" style:family="text">
      <style:text-properties style:use-window-font-color="true"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94" style:family="text">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95"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96"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97" style:family="text">
      <style:text-properties officeooo:rsid="06ee2684"/>
    </style:style>
    <style:style style:name="T198" style:family="text">
      <style:text-properties officeooo:rsid="07139842"/>
    </style:style>
    <style:style style:name="T199" style:family="text">
      <style:text-properties officeooo:rsid="071931ec"/>
    </style:style>
    <style:style style:name="T200" style:family="text">
      <style:text-properties officeooo:rsid="043ba312"/>
    </style:style>
    <style:style style:name="T201" style:family="text">
      <style:text-properties officeooo:rsid="043b4f7b"/>
    </style:style>
    <style:style style:name="T202" style:family="text">
      <style:text-properties officeooo:rsid="07377cab"/>
    </style:style>
    <style:style style:name="T203" style:family="text">
      <style:text-properties officeooo:rsid="07389231"/>
    </style:style>
    <style:style style:name="T204" style:family="text">
      <style:text-properties officeooo:rsid="0739c461"/>
    </style:style>
    <style:style style:name="T205" style:family="text">
      <style:text-properties officeooo:rsid="073ab338"/>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text:span text:style-name="T202">אלגוריתמים</text:span> מעודדי-אמת (truthful <text:span text:style-name="T202">algorithms</text:span>)</text:h>
      <text:p text:style-name="P26"><text:span text:style-name="T2">ב</text:span><text:span text:style-name="T1">אלגוריתמים שלמדתם עד עכשיו, הקלט תמיד היה ידוע. אבל במציאות זה לא תמיד כך. כמה דוגמאות:</text:span></text:p>
      <text:list xml:id="list6959705" text:style-name="L1">
        <text:list-item>
          <text:p text:style-name="P88"><text:span text:style-name="T10">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1">מידע משותף</text:span><text:span text:style-name="T10">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1">מידע פרטי </text:span><text:span text:style-name="T10">(private information) של בעל הקשת. במקרה זה, לבעל-הקשת עלול להיות אינטרס להגיד עלות גבוהה או נמוכה יותר מהעלות האמיתית, כדי לגרום לכך שהמסלול הזול ביותר יעבור/לא יעבור דרכו.</text:span></text:p>
        </text:list-item>
        <text:list-item>
          <text:p text:style-name="P91">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90"><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2">בעיית התרמיל </text:span><text:span text:style-name="T1">(knapsack). אבל מה אם הערכים לא ידועים?</text:span></text:p>
        </text:list-item>
      </text:list>
      <text:p text:style-name="P92"/>
      <text:p text:style-name="P37"><text:span text:style-name="T1">בשיעורים הקרובים נלמד על אלגוריתמים, שלא רק פותרים בעיה נתונה, אלא גם </text:span><text:span text:style-name="T12">מעודדים את המשתתפים להגיד את הערך האמיתי שלהם</text:span><text:span text:style-name="T1">.</text:span></text:p>
      <text:p text:style-name="P92"/>
      <text:p text:style-name="P18"><text:span text:style-name="T35">הגדרה</text:span><text:span text:style-name="T72">: אלגוריתם </text:span>נקרא <text:span text:style-name="T33">אמיתי</text:span> (truthful) אם <text:span text:style-name="T203">ל</text:span>כל <text:span text:style-name="T203">משתתף באלגוריתם כדאי תמיד להגיד את הערכים האמיתיים שלו, בלי קשר לשאלה מה עושים האחרים.</text:span></text:p>
      <text:list xml:id="list517345165" text:style-name="L2">
        <text:list-item>
          <text:p text:style-name="P81"><text:span text:style-name="T31">הערה</text:span><text:span text:style-name="T205">: בספרות הכלכלית, אלגוריתם אמיתי נקרא גם </text:span><text:span text:style-name="T31">מנגנון אמיתי </text:span><text:span text:style-name="T205">(truthful mechanism), </text:span><text:span text:style-name="T31">חסין אסטרטגיה </text:span><text:span text:style-name="T205">(strategyproof), </text:span><text:span text:style-name="T31">תואם-תמריצים </text:span><text:span text:style-name="T205">(incentive-compatible), </text:span><text:span text:style-name="T31">לא-ניתן-למניפולציה </text:span><text:span text:style-name="T205">(non-manipulable), מגלה-אמת (truth-revealing) ועוד… לשם קיצור, נשתמש כאן בתואר "אמיתי" (truthful).</text:span></text:p>
        </text:list-item>
      </text:list>
      <text:p text:style-name="P20">האם, לכל הבעיות האלגוריתמיות שתיארנו למעלה, קיים אלגוריתם אמיתי?</text:p>
      <text:p text:style-name="P20">לפני שנתייחס לבעיות הללו, נחזור לבעיה הרבה יותר פשוטה – <text:span text:style-name="T28">בעיית מציאת מקסימום</text:span>. נתון חפץ, ואני רוצה לתת אותו לאדם שהערך שלו עבורו הוא הגבוה ביותר. אם הערכים הם מידע ציבורי – מריצים אלגוריתם לחישוב מקסימום מקורס מבוא לחישוב. מה עושים אם הערכים הם מידע פרטי? </text:p>
      <text:p text:style-name="P20">- מתברר שזו בעיה שחשבו עליה כבר לפני שנים רבות, וכדי לפתור אותה, המציאו את ה<text:span text:style-name="T28">מכרזים</text:span>.</text:p>
      <text:p text:style-name="Heading_20_2">מכרזים</text:p>
      <text:p text:style-name="P21"><text:span text:style-name="T2">מ</text:span><text:span text:style-name="T1">כרזים היו קיימים </text:span><text:span text:style-name="T3">עוד מימי האימפריה הבבלית. </text:span><text:span text:style-name="T4">המכרזים המתועדים הראשונים היו מכרזים למכירת </text:span><text:span text:style-name="T5">נשים </text:span><text:span text:style-name="T4">- </text:span><text:span text:style-name="T3">הבבלים נהגו למכור את בנותיהם במכרז לחתן המרבה במחיר.</text:span><text:span text:style-name="T6"> <text:s/>בתקופת האימפריה הרומית נהגו </text:span><text:soft-page-break/><text:span text:style-name="T6">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23">בימי הביניים מכרזים היו קצת פחות נפוצים. הם חזרו לאופנה בסביבות המאה ה-17, אז התחילו באנגליה למכור יצירות-אומנות במכרזים פומביים. </text:p>
      <text:p text:style-name="P22"><text:span text:style-name="T15">ה</text:span><text:span text:style-name="T13">יום, החשיבות של מכרזים עולה במהירות. </text:span><text:span text:style-name="T16">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7">חברות המפעילות מנועי-חיפוש מוכרות מקומות על הדף למפרסמים. בכל רגע מתבצעים מיליוני מכרזים כאלו בו-זמנית באופן אוטומטי בכל רחבי העולם. </text:span><text:span text:style-name="T18"><text:s text:c="2"/></text:span></text:p>
      <text:p text:style-name="Heading_20_2"><text:span text:style-name="T18">ס</text:span><text:span text:style-name="T13">וגי מכרזים</text:span></text:p>
      <text:p text:style-name="P24">ישנם כמה סוגים נפוצים של מכרזים:</text:p>
      <text:list xml:id="list465530712" text:style-name="L3">
        <text:list-item>
          <text:p text:style-name="P99">מכרז אנגלי - מתחילים במחיר נמוך. כל אחד מהמשתתפים יכול להעלות את המחיר<text:span text:style-name="T25">. מי שהמחיר שלו נשאר אחרון - זוכה.</text:span></text:p>
        </text:list-item>
        <text:list-item>
          <text:p text:style-name="P100">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00">מכרז הולנדי - מתחילים במחיר גבוה. הכרוז מוריד את המחיר בצעדים קבועים. הראשון שמרים את היד - זוכה.</text:p>
        </text:list-item>
        <text:list-item>
          <text:p text:style-name="P100">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39">מה ההבדל<text:span text:style-name="T26">ים</text:span> בין כל <text:span text:style-name="T26">סוגי </text:span>המכרזים האלה? באיזה מכרז עדיף להשתמש ומדוע?</text:p>
      <text:p text:style-name="P40">כדי לענות לשאלה אנחנו צריכים <text:span text:style-name="T28">מודל </text:span>המתאר את פעולות השחקנים. </text:p>
      <text:p text:style-name="P25">אנחנו מניחים שיש חפץ אחד, וכל שחקן j <text:s/>מייחס לו <text:span text:style-name="T28">ערך</text:span> אחר - v[j]. מדוע הערכים שונים? כמה סיבות:</text:p>
      <text:list xml:id="list620329825" text:style-name="L4">
        <text:list-item>
          <text:p text:style-name="P93">טעם אישי (למשל באומנות)</text:p>
        </text:list-item>
        <text:list-item>
          <text:p text:style-name="P93">כישרון בניה (למשל בקרקעות)</text:p>
        </text:list-item>
        <text:list-item>
          <text:p text:style-name="P93">יכולת הפקת רווח (למשל בתדרים)</text:p>
        </text:list-item>
        <text:list-item>
          <text:p text:style-name="P93">הערכת סיכויי רווח (למשל בשדה גז או נפט)</text:p>
        </text:list-item>
        <text:list-item>
          <text:p text:style-name="P93">תרומה למכירות (למשל במכרז פרסום).‬</text:p>
        </text:list-item>
      </text:list>
      <text:p text:style-name="P35">אם שחקן זוכה בחפץ ומשלם מחיר p, אז ה<text:span text:style-name="T28">תועלת </text:span>שלו היא ההפרש v[j]-p.</text:p>
      <text:p text:style-name="P36">שימו לב - אנחנו מבחינים בין ערך לבין תועלת: </text:p>
      <text:list xml:id="list1133792" text:style-name="L5">
        <text:list-item>
          <text:p text:style-name="P89"><text:span text:style-name="T22">ערך</text:span><text:span text:style-name="T19"> = ברוטו = כמה החפץ שווה עבורי.</text:span></text:p>
        </text:list-item>
        <text:list-item>
          <text:p text:style-name="P94"><text:span text:style-name="T21">תועלת </text:span><text:span text:style-name="T13">= נטו = כמה ערך נשאר לי אם קיבלתי את החפץ ושילמתי את המחיר.</text:span></text:p>
        </text:list-item>
      </text:list>
      <text:p text:style-name="P35"/>
      <text:p text:style-name="P27">מכרז אמיתי</text:p>
      <text:p text:style-name="P17">נתמקד במכרז מעטפות חתומות - מכרז שבו כל שחקן עושה רק פעולה אחת והיא לרשום מספר במעטפה. <text:span text:style-name="T204">לכל שחקן j יש ערך v[j]; <text:s/></text:span>מכרז <text:span text:style-name="T204">הוא </text:span><text:span text:style-name="T33">אמיתי</text:span> אם כל שחקן j משיג תועלת גדולה ביותר כאשר הוא רושם v[j]<text:span text:style-name="T36">, </text:span><text:span text:style-name="T29">לכל </text:span><text:span text:style-name="T36">צירוף פעולות של השחקנים האחרים.</text:span></text:p>
      <text:p text:style-name="P7">למה זה טוב? - כי זה חוסך לשחקנים את הצורך "לרגל" אחרי שחקנים אחרים. כל שחקן צריך רק לדעת מה הערך שלו - הוא לא צריך לנסות לברר מה חושבים האחרים.</text:p>
      <text:p text:style-name="P4"><text:soft-page-break/><text:span text:style-name="T33">משפט</text:span>: מכרז מחיר ראשון אינו אמיתי.</text:p>
      <text:p text:style-name="P5"><text:span text:style-name="T33">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68"> </text:span><text:span text:style-name="T63">***</text:span></text:p>
      <text:p text:style-name="P8">כיוון שמכרז מחיר ראשון אינו אמיתי,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9">האם קיים מכרז אמיתי? - כן, ברור: מכרז שבו אף אחד לא זוכה אף פעם הוא אמיתי...</text:p>
      <text:p text:style-name="P9">אבל, האם קיים מכרז אמיתי שהוא גם יעיל-פארטו?</text:p>
      <text:p text:style-name="P9">התשובה היא כן! <text:span text:style-name="T198">הוא נקרא </text:span><text:span text:style-name="T30">מכרז ויקרי</text:span><text:span text:style-name="T198"> - על-שם הממציא </text:span>(Vickrey), חתן פרס נובל<text:span text:style-name="T198"> בכלכלה. הוא נקרא גם</text:span> "מכרז מחיר שני"<text:span text:style-name="T71">: השחקן שהכריז את הערך הגבוה ביותר זוכה, והוא משלם את המחיר השני בגובהו.</text:span></text:p>
      <text:p text:style-name="P6"><text:span text:style-name="T70">משפט</text:span><text:span text:style-name="T69">: מכרז מחיר שני הוא אמיתי.</text:span></text:p>
      <text:p text:style-name="P10"><text:span text:style-name="T34">הוכחה</text:span><text:span text:style-name="T67">: </text:span><text:span text:style-name="T37">נ</text:span><text:span text:style-name="T59">נ</text:span><text:span text:style-name="T37">יח שהערך שלי הוא v והערך המקסימלי של האחרים הוא x. התועלת הגבוהה ביותר שאני יכול לקוות להשיג במכרז </text:span><text:span text:style-name="T39">ויקרי </text:span><text:span text:style-name="T37">היא</text:span><text:span text:style-name="T39"> v-x (אם v&gt;x) או 0 (אם v&lt;x). </text:span><text:span text:style-name="T40">או בקיצור: </text:span><text:span text:style-name="T37">max(0, v-x).</text:span><text:span text:style-name="T38"> </text:span></text:p>
      <text:p text:style-name="P10"><text:span text:style-name="T37">כשאני מכריז v</text:span><text:span text:style-name="T40">,</text:span><text:span text:style-name="T37"> </text:span><text:span text:style-name="T40">התועלת שלי היא בדיוק max(0, v-x). התועלת שלי גדולה ביותר כשאני מכריז את הערך האמיתי - ולכן המכרז אמיתי.</text:span><text:span text:style-name="T38"> </text:span><text:span text:style-name="T37"><text:s/>***</text:span></text:p>
      <text:p text:style-name="P12"><text:span text:style-name="T37">עכשיו נוכיח ש</text:span><text:span text:style-name="T41">מכרז מחיר שני הוא </text:span><text:span text:style-name="T37">יעיל-פארטו</text:span><text:span text:style-name="T41">.</text:span><text:span text:style-name="T37"> </text:span><text:span text:style-name="T42">שימו לב - יעילות פארטו כאן היא ביחס לקבוצת </text:span><text:span text:style-name="T43">כל המשתתפים - גם הקונים וגם מנהל-המכרז (אילו הקבוצה לא היתה כוללת את מנהל המכרז, היה</text:span><text:span text:style-name="T45"> </text:span><text:span text:style-name="T43"><text:s/>שיפור-פארטו מאד פשוט - לא לגבות כסף מהזוכה).</text:span></text:p>
      <text:p text:style-name="P13"><text:span text:style-name="T61">משפט</text:span><text:span text:style-name="T43">: </text:span><text:span text:style-name="T46">תוצאה של מכרז היא יעילה-פארטו אם-ורק-אם החפץ נמסר לקונה בעל הערך הגבוה ביותר.</text:span></text:p>
      <text:p text:style-name="P14"><text:span text:style-name="T60">הוכחה</text:span><text:span text:style-name="T37">: נוכיח על-דרך השלילה.</text:span></text:p>
      <text:p text:style-name="P15"><text:span text:style-name="T64">כיוון </text:span><text:span text:style-name="T65">אחד</text:span><text:span text:style-name="T37">: נניח </text:span><text:span text:style-name="T47">שתוצאה א </text:span><text:span text:style-name="T37">אי</text:span><text:span text:style-name="T47">נה</text:span><text:span text:style-name="T37"> יעיל</text:span><text:span text:style-name="T47">ה-</text:span><text:span text:style-name="T37">פארטו. אז </text:span><text:span text:style-name="T47">קיימת תוצאה ב שהיא שיפור-פארטו שלה. התשלום שמקבל מנהל המכרז בתוצאה ב חייב להיות </text:span><text:span text:style-name="T54">לפחות כמו ב</text:span><text:span text:style-name="T47">תוצאה א (</text:span><text:span text:style-name="T54">אחרת </text:span><text:span text:style-name="T47">מנהל המכרז מפסיד). </text:span><text:span text:style-name="T48">לכן סכום התשלומים שמשלמים הקונים בתוצאה ב </text:span><text:span text:style-name="T55">הוא לפחות כמו ב</text:span><text:span text:style-name="T48">תוצאה א. </text:span><text:span text:style-name="T49">כיוון שזה שיפור פארטו - סכום הערכים של הקונים בתוצאה ב</text:span><text:span text:style-name="T56"> חייב להיות</text:span><text:span text:style-name="T49"> </text:span><text:span text:style-name="T66">גדול יותר </text:span><text:span text:style-name="T49">מ</text:span><text:span text:style-name="T57">ב</text:span><text:span text:style-name="T49">תוצאה א</text:span><text:span text:style-name="T50">. </text:span><text:span text:style-name="T51">לכן, בתוצאה א סכום הערכים של הקונים אינו מקסימלי. לכן, בתוצאה א החפץ אינו נמסר לקונה עם הערך הגבוה ביותר.</text:span></text:p>
      <text:p text:style-name="P38"><text:span text:style-name="T65">כ</text:span><text:span text:style-name="T64">יוון שני</text:span><text:span text:style-name="T37">: </text:span><text:span text:style-name="T51">נניח שבתוצאה א, החפץ </text:span><text:span text:style-name="T52">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2494147838" text:style-name="L6">
        <text:list-item>
          <text:p text:style-name="P95">החפץ נמסר לקונה ב;</text:p>
        </text:list-item>
        <text:list-item>
          <text:p text:style-name="P96"><text:span text:style-name="T37">קונה א משלם p-</text:span><text:span text:style-name="T53">x;</text:span></text:p>
        </text:list-item>
        <text:list-item>
          <text:p text:style-name="P97"><text:span text:style-name="T37">קונה ב משלם q+</text:span><text:span text:style-name="T53">x</text:span><text:span text:style-name="T37">;</text:span></text:p>
        </text:list-item>
        <text:list-item>
          <text:p text:style-name="P98"><text:span text:style-name="T53">כ</text:span><text:span text:style-name="T37">ל שאר הקונים משלמים כמו בתוצאה א.</text:span></text:p>
        </text:list-item>
      </text:list>
      <text:p text:style-name="P16"><text:soft-page-break/><text:span text:style-name="T37">תוצאה ב היא שיפור פארטו של תוצאה א: </text:span><text:span text:style-name="T53">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1"><text:span text:style-name="T62">הערה</text:span><text:span text:style-name="T37">:</text:span><text:span text:style-name="T58"> אפשר באותו אופן להוכיח משפט כללי יותר:</text:span><text:span text:style-name="T37"> בכלכלה עם כסף, כשלכל השחקנים יש תועלות קוואזי-ליניאריות, תוצאה היא יעילה-פארטו אם-ורק-אם היא ממקסמת את סכום הערכים</text:span><text:span text:style-name="T44"> של הקונים</text:span><text:span text:style-name="T37">.</text:span></text:p>
      <text:p text:style-name="P28"><text:span text:style-name="T13">מכרז </text:span><text:span text:style-name="T20">פירסום</text:span></text:p>
      <text:p text:style-name="P77">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28">שיעור הקלקה</text:span> (click-through rate<text:span text:style-name="T197">, CTR</text:span>)<text:span text:style-name="T164">,</text:span> המתאר כמה אחוזים מבין האנשים הצופים בדף מקליקים על הפרסומת; ככל שהפרסומת גבוהה יותר, שיעור ההקלקה עליה גבוה יותר.<text:span text:style-name="T73"> איך אפשר להכליל את מכרז-מחיר-שני למצב זה?</text:span></text:p>
      <text:p text:style-name="P79">קודם-כל נגדיר במדוייק את ההנחות.</text:p>
      <text:p text:style-name="P78"><text:span text:style-name="T82">יש כמה משבצות-פירסום. </text:span><text:span text:style-name="T81">לכל משבצת </text:span><text:span text:style-name="T130">k </text:span><text:span text:style-name="T81">יש </text:span><text:span text:style-name="T82">שיעור</text:span><text:span text:style-name="T81">-הקלקה </text:span><text:span text:style-name="T130">r</text:span><text:span text:style-name="T143">k </text:span><text:span text:style-name="T144">. </text:span><text:span text:style-name="T146">נניח בה"כ שהמשבצות מסודרות כך ש:</text:span></text:p>
      <text:p text:style-name="P61"><text:span text:style-name="T130">r</text:span><text:span text:style-name="T143">1</text:span><text:span text:style-name="T130"> &gt; r</text:span><text:span text:style-name="T143">2</text:span><text:span text:style-name="T130"> &gt; … <text:s/></text:span></text:p>
      <text:p text:style-name="P50"><text:span text:style-name="T81">לכל מפרסם </text:span><text:span text:style-name="T130">j</text:span><text:span text:style-name="T81"> יש ערך-הקלקה </text:span><text:span text:style-name="T130">v</text:span><text:span text:style-name="T143">j</text:span><text:span text:style-name="T131">, המציין כמה המפרסם חושב שהוא ירויח, בממוצע, מהקלקה על המודעה שלו. איך מחשבים <text:s/>את ה-v</text:span><text:span text:style-name="T145">j</text:span><text:span text:style-name="T131">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39">תוחלת הערך </text:span><text:span text:style-name="T131">של הקלקה על המודעה. </text:span><text:span text:style-name="T81">מכאן: כל מפרסם </text:span><text:span text:style-name="T83">j </text:span><text:span text:style-name="T81">מעריך את משבצת </text:span><text:span text:style-name="T130">k <text:s/></text:span><text:span text:style-name="T81">כ:</text:span></text:p>
      <text:p text:style-name="P62"><text:span text:style-name="T130">v</text:span><text:span text:style-name="T143">j</text:span><text:span text:style-name="T130"> * r</text:span><text:span text:style-name="T143">k</text:span><text:span text:style-name="T130"> <text:s/></text:span></text:p>
      <text:p text:style-name="P51"><text:span text:style-name="T77">המטרה שלנו</text:span><text:span text:style-name="T81"> למצוא מכרז שהוא</text:span><text:span text:style-name="T83"> גם </text:span><text:span text:style-name="T78">יעיל פארטו</text:span><text:span text:style-name="T79"> </text:span><text:span text:style-name="T83">וגם </text:span><text:span text:style-name="T78">אמיתי</text:span><text:span text:style-name="T83"> (- מעודד כל מפרסם לגלות את ה</text:span><text:span text:style-name="T84">- </text:span><text:span text:style-name="T131">v</text:span><text:span text:style-name="T145">j</text:span><text:span text:style-name="T83"> האמיתי שלו).</text:span><text:span text:style-name="T84"> </text:span></text:p>
      <text:p text:style-name="P51"><text:span text:style-name="T84">נתחיל מהתכונה הראשונה</text:span><text:span text:style-name="T85">.</text:span><text:span text:style-name="T86"> עבור כל מפרסם j, נסמן ב k(j) את המודעה שהוא מקבל.</text:span></text:p>
      <text:p text:style-name="P56"/>
      <text:p text:style-name="P49"><text:span text:style-name="T147">מ</text:span><text:span text:style-name="T78">שפט</text:span><text:span text:style-name="T81">:</text:span><text:span text:style-name="T85"> </text:span><text:span text:style-name="T81">הקצאת מקומות למפרסמים היא יעילה-פארטו, אם-ורק-אם היא ממקסמת את סכום הערכים:</text:span></text:p>
      <text:p text:style-name="P63"><text:span text:style-name="T130">v</text:span><text:span text:style-name="T158">1</text:span><text:span text:style-name="T130"> * r</text:span><text:span text:style-name="T158">k(1) </text:span><text:span text:style-name="T130"><text:s/>+ v</text:span><text:span text:style-name="T158">2</text:span><text:span text:style-name="T130"> * r</text:span><text:span text:style-name="T158">k(2) <text:s/></text:span><text:span text:style-name="T130">+ v</text:span><text:span text:style-name="T158">3</text:span><text:span text:style-name="T130"> * r</text:span><text:span text:style-name="T158">k(3) <text:s text:c="2"/></text:span><text:span text:style-name="T130">+ …</text:span></text:p>
      <text:p text:style-name="P49"><text:span text:style-name="T78">הוכחה</text:span><text:span text:style-name="T81">:</text:span><text:span text:style-name="T87"> </text:span><text:span text:style-name="T81">אם ההקצאה </text:span><text:span text:style-name="T87">אינה </text:span><text:span text:style-name="T81">יעילה פארטו, אז קיים לה שיפור פארטו, ובו סכום הערכים גבוה יותר.</text:span><text:span text:style-name="T130"> אם ההקצאה לא ממקסמת את סכום הערכים, אז ניתן לעבור להקצאה שבה סכום הערכים גבוה יותר ולהעביר כספים בין המשתתפים, ומתקבל שיפור פארטו</text:span><text:span text:style-name="T132"> (כמו בהוכחת יעילות פארטו לגבי מכרז חפץ יחיד)</text:span><text:span text:style-name="T130">.</text:span><text:span text:style-name="T133"> <text:s/>***</text:span></text:p>
      <text:p text:style-name="P43"/>
      <text:p text:style-name="P41"><text:span text:style-name="T88">איך מוצאים הקצאה הממקסמת את סכום הערכים? אפשר להשתמש ב</text:span><text:span text:style-name="T74">א</text:span><text:span text:style-name="T77">לגוריתם חמדני</text:span><text:span text:style-name="T81">:</text:span></text:p>
      <text:list xml:id="list2529200711" text:style-name="L7">
        <text:list-item>
          <text:p text:style-name="P110"><text:span text:style-name="T165">סדר את המפרסמים בסדר יורד של </text:span><text:span text:style-name="T182">v</text:span><text:span text:style-name="T193">j</text:span><text:span text:style-name="T182">:</text:span></text:p>
        </text:list-item>
        <text:list-item>
          <text:p text:style-name="P117"><text:span text:style-name="T182">v</text:span><text:span text:style-name="T193">1</text:span><text:span text:style-name="T182"> &gt; v</text:span><text:span text:style-name="T193">2</text:span><text:span text:style-name="T182"> &gt; … </text:span></text:p>
        </text:list-item>
        <text:list-item>
          <text:p text:style-name="P109"><text:soft-page-break/><text:span text:style-name="T165">תן למפרסם </text:span><text:span text:style-name="T182">j</text:span><text:span text:style-name="T165"> את המקום ה-</text:span><text:span text:style-name="T182">j</text:span><text:span text:style-name="T165">.</text:span></text:p>
        </text:list-item>
      </text:list>
      <text:p text:style-name="P57"/>
      <text:p text:style-name="P43"/>
      <text:p text:style-name="P49"><text:span text:style-name="T147">מ</text:span><text:span text:style-name="T78">שפט</text:span><text:span text:style-name="T81">: האלגוריתם החמדני ממקסם סכום ערכים.</text:span></text:p>
      <text:p text:style-name="P49"><text:span text:style-name="T78">הוכחה</text:span><text:span text:style-name="T81">:</text:span><text:span text:style-name="T130"> </text:span><text:span text:style-name="T81">נניח בשלילה שיש סדר </text:span><text:span text:style-name="T138">שונה</text:span><text:span text:style-name="T81">,</text:span><text:span text:style-name="T130"> k, </text:span><text:span text:style-name="T81">הממקסם את סכום הערכים. בסדר זה יש מפרסמים </text:span><text:span text:style-name="T130">j,i</text:span><text:span text:style-name="T81"> <text:s/>שעבורם:</text:span></text:p>
      <text:p text:style-name="P48"><text:span text:style-name="T130">v</text:span><text:span text:style-name="T158">j</text:span><text:span text:style-name="T130"> &lt; v</text:span><text:span text:style-name="T158">i <text:s text:c="23"/></text:span><text:span text:style-name="T130">r</text:span><text:span text:style-name="T158">k(j)</text:span><text:span text:style-name="T130"> &gt; r</text:span><text:span text:style-name="T158">k(i)</text:span></text:p>
      <text:p text:style-name="P49"><text:span text:style-name="T81">נחליף את מפרסמים </text:span><text:span text:style-name="T130">j</text:span><text:span text:style-name="T81"> ו-</text:span><text:span text:style-name="T130">i</text:span><text:span text:style-name="T81">. אחרי ההחלפה, </text:span><text:span text:style-name="T130">i</text:span><text:span text:style-name="T81"> נמצא במקום k(j) ו </text:span><text:span text:style-name="T130">j </text:span><text:span text:style-name="T81">נמצא במקום k(i). השינוי בסכום</text:span><text:span text:style-name="T89"> הוא</text:span><text:span text:style-name="T81">:</text:span></text:p>
      <text:p text:style-name="P62"><text:span text:style-name="T130">v</text:span><text:span text:style-name="T158">i</text:span><text:span text:style-name="T130">*</text:span><text:span text:style-name="T81">(</text:span><text:span text:style-name="T130">r</text:span><text:span text:style-name="T158">k(j)</text:span><text:span text:style-name="T130">-r</text:span><text:span text:style-name="T158">k(i)</text:span><text:span text:style-name="T81">)</text:span><text:span text:style-name="T130"> <text:s/>- <text:s/>v</text:span><text:span text:style-name="T158">j</text:span><text:span text:style-name="T130">*</text:span><text:span text:style-name="T81">(</text:span><text:span text:style-name="T130">r</text:span><text:span text:style-name="T158">k(j)</text:span><text:span text:style-name="T130">-r</text:span><text:span text:style-name="T158">k(i)</text:span><text:span text:style-name="T81">)</text:span><text:span text:style-name="T130"> = </text:span><text:span text:style-name="T81">(</text:span><text:span text:style-name="T130">v</text:span><text:span text:style-name="T158">i</text:span><text:span text:style-name="T130">-v</text:span><text:span text:style-name="T158">j</text:span><text:span text:style-name="T81">)(</text:span><text:span text:style-name="T130">r</text:span><text:span text:style-name="T158">k(j)</text:span><text:span text:style-name="T130">-r</text:span><text:span text:style-name="T158">k(i)</text:span><text:span text:style-name="T81">)</text:span><text:span text:style-name="T130"> &gt; 0</text:span></text:p>
      <text:p text:style-name="P56"/>
      <text:p text:style-name="P57">מכאן שהסדר האחר אינו ממקסם את סכום הערכים – סתירה להנחה. <text:s/>***</text:p>
      <text:p text:style-name="P44"/>
      <text:p text:style-name="P52"><text:span text:style-name="T152">עכשיו אנחנו יודעים איך לחלק את שטחי-הפירסום בין המפרסמים. </text:span><text:span text:style-name="T149">נשאר לנו רק לקבוע את התשלומים</text:span><text:span text:style-name="T150"> - כמה ישלם כל מפרסם על כל הקלקה</text:span><text:span text:style-name="T149">. כמו במכרז על חפץ יחיד, גם כאן התשלומים הם שיקבעו אם המכרז יהיה אמיתי או לא.</text:span><text:span text:style-name="T151"> <text:s text:c="2"/>איך נכליל את כלל-התשלומים של ויקרי, מחפץ אחד לכמה חפצים שונים?</text:span></text:p>
      <text:p text:style-name="P59"/>
      <text:p text:style-name="P53"><text:span text:style-name="T151">הפתרון הראשון שהשתמשו בו מהנדסי גוגל נקרא </text:span><text:span text:style-name="T142">מכרז מחיר שני מוכלל</text:span><text:span text:style-name="T77"> </text:span><text:span text:style-name="T81"><text:s text:c="2"/>– Generalized Second Price Auction - GSP</text:span><text:span text:style-name="T90">. <text:s/></text:span><text:span text:style-name="T81">המפרסם שההכרזה שלו היא ה-</text:span><text:span text:style-name="T130">j</text:span><text:span text:style-name="T81"> בגובהה, זוכה במקום </text:span><text:span text:style-name="T130">j</text:span><text:span text:style-name="T81">, ומשלם את ההכרזה של המפרסם ה-</text:span><text:span text:style-name="T130">j</text:span><text:span text:style-name="T81">+1</text:span><text:span text:style-name="T90"> (ועוד סנט אחד). <text:s text:c="2"/></text:span><text:span text:style-name="T81">כשיש רק </text:span><text:span text:style-name="T90">משבצת פירסום אחת, </text:span><text:span text:style-name="T81">זה בדיוק </text:span><text:span text:style-name="T90">כמו </text:span><text:span text:style-name="T81">מכרז ויקרי</text:span><text:span text:style-name="T90">, ולכן השם "מכרז מחיר שני מוכלל". <text:s text:c="2"/>אבל האם המכרז אכן אמיתי כשיש שני מקומות או יותר?</text:span></text:p>
      <text:p text:style-name="P57"/>
      <text:p text:style-name="P49"><text:span text:style-name="T147">מ</text:span><text:span text:style-name="T78">שפט</text:span><text:span text:style-name="T81">: כשיש שני מקומות או יותר, מכרז מחיר שני מוכלל </text:span><text:span text:style-name="T138">אינו </text:span><text:span text:style-name="T81">אמיתי.</text:span></text:p>
      <text:p text:style-name="P57"/>
      <text:p text:style-name="P49"><text:span text:style-name="T78">הוכחה</text:span><text:span text:style-name="T81">: מספיק להביא דוגמה נגדית אחת</text:span><text:span text:style-name="T90">. נניח שיש שני מקומות ושלושה מפרסמים:</text:span></text:p>
      <text:p text:style-name="P60"><text:span text:style-name="T130">r</text:span><text:span text:style-name="T158">1</text:span><text:span text:style-name="T81"> = 0.1, <text:s text:c="2"/></text:span><text:span text:style-name="T130">r</text:span><text:span text:style-name="T158">2</text:span><text:span text:style-name="T81"> = 0.05, </text:span></text:p>
      <text:p text:style-name="P60"><text:span text:style-name="T130">v</text:span><text:span text:style-name="T158">1</text:span><text:span text:style-name="T81"> = 10, <text:s text:c="2"/></text:span><text:span text:style-name="T130">v</text:span><text:span text:style-name="T158">2</text:span><text:span text:style-name="T81"> = 9, <text:s text:c="4"/></text:span><text:span text:style-name="T130"><text:s/>v</text:span><text:span text:style-name="T158">3</text:span><text:span text:style-name="T81">=6.</text:span></text:p>
      <text:p text:style-name="P49"><text:span text:style-name="T81">אם מפרסם 1 אמיתי ומכריז 10, </text:span><text:span text:style-name="T91">הוא זוכה במקום ראשון, </text:span><text:span text:style-name="T100">מרויח 10 לקליק ומשלם 9 לקליק, </text:span><text:span text:style-name="T91">ו</text:span><text:span text:style-name="T81">התועלת שלו</text:span><text:span text:style-name="T101"> היא</text:span><text:span text:style-name="T81">:</text:span></text:p>
      <text:p text:style-name="P64">0.1*(10-9) = 0.1</text:p>
      <text:p text:style-name="P49"><text:span text:style-name="T81">אם מפרסם 1 מתחכם ומכריז 8, </text:span><text:span text:style-name="T91">הוא זוכה במקום שני,</text:span><text:span text:style-name="T100"> מרויח 10 לקליק ומשלם 6 לקליק, </text:span><text:span text:style-name="T91">ו</text:span><text:span text:style-name="T81">התועלת שלו:</text:span></text:p>
      <text:p text:style-name="P64">0.05*(10-6) = 0.2</text:p>
      <text:p text:style-name="P54"><text:span text:style-name="T134">באופן כללי, במכרז GSP עדיף למפרסמים (לפעמים) להוריד את המחיר ולזכות במקום פחות טוב ויותר זול!</text:span><text:span text:style-name="T135"> <text:s text:c="2"/></text:span><text:span text:style-name="T134">מה אפשר לעשות? </text:span><text:span text:style-name="T130">מה היא ההכללה ה</text:span><text:span text:style-name="T140">אמיתית</text:span><text:span text:style-name="T138"> </text:span><text:span text:style-name="T130">של מכרז ויקרי למצב של יותר מחפץ אחד?</text:span></text:p>
      <text:p text:style-name="P44"/>
      <text:p text:style-name="Heading_20_2"><text:span text:style-name="T153">מ</text:span><text:span text:style-name="T148">כרז ויקרי-קלארק-גרובס (VCG)</text:span></text:p>
      <text:p text:style-name="P55"><text:span text:style-name="T156">המכרז</text:span><text:span text:style-name="T153"> שנתאר עכשיו הוא </text:span><text:span text:style-name="T156">מכרז</text:span><text:span text:style-name="T153"> אמיתי כללי ביותר. הוא מתאים </text:span><text:span text:style-name="T157">לא רק לפרסומות, אלא </text:span><text:span text:style-name="T153">לכל בעיה של בחירה בין כמה תוצאות אפשריות, כאשר לכל משתתף ישנן העדפות "כספיות" על התוצאות האפשריות, וההעדפות הן קוואזי-ליניאריות בכסף -- </text:span><text:span text:style-name="T81">התועלת </text:span><text:span text:style-name="T92">של שחקן היא </text:span><text:span text:style-name="T81">ערך התוצאה </text:span><text:span text:style-name="T77">פחות </text:span><text:span text:style-name="T81">התשלום</text:span><text:span text:style-name="T92">.</text:span><text:span text:style-name="T105"> המכרז נקרא ויקרי-קלארק-גרובס, על-שם ממציאיו (Vickrey, Clarke, Groves).</text:span><text:span text:style-name="T106"> <text:s text:c="2"/></text:span><text:span text:style-name="T104">המכרז </text:span><text:span text:style-name="T93">עובד באופן הבא.</text:span></text:p>
      <text:list xml:id="list3491759115" text:style-name="L8">
        <text:list-item>
          <text:p text:style-name="P112">בחר את התוצאה עם סכום-הערכים הגבוה ביותר. </text:p>
        </text:list-item>
        <text:list-item>
          <text:p text:style-name="P113">עבור כל שחקן:</text:p>
          <text:list>
            <text:list-item>
              <text:p text:style-name="P112">חשב את סכום הערכים של שאר השחקנים.</text:p>
            </text:list-item>
            <text:list-item>
              <text:p text:style-name="P111"><text:span text:style-name="T165">חשב את סכום הערכים של שאר השחקנים </text:span><text:span text:style-name="T186">אילו השחקן הנוכחי לא היה משתתף</text:span><text:span text:style-name="T165">.</text:span></text:p>
            </text:list-item>
          </text:list>
        </text:list-item>
        <text:list-item>
          <text:p text:style-name="P111"><text:span text:style-name="T166"><text:s/></text:span><text:span text:style-name="T165">גבה מהשחקן את ההפרש בין שני הסכומים.</text:span></text:p>
        </text:list-item>
      </text:list>
      <text:p text:style-name="P45"/>
      <text:p text:style-name="P42"><text:soft-page-break/><text:span text:style-name="T81">להדגמה ראו בגליון האלקטרוני המצורף, </text:span><text:span text:style-name="T162">vcg.ods</text:span><text:span text:style-name="T107">.</text:span></text:p>
      <text:p text:style-name="P46"/>
      <text:p text:style-name="P47"><text:span text:style-name="T199">כשיש</text:span> חפץ אחד, מכרז <text:span text:style-name="T199">VCG</text:span> זהה למכרז ויקרי:</text:p>
      <text:list xml:id="list3250166354" text:style-name="L9">
        <text:list-item>
          <text:p text:style-name="P118"><text:span text:style-name="T194">"</text:span><text:span text:style-name="T171">בחר</text:span><text:span text:style-name="T167"> את התוצאה עם סכום-הערכים הגבוה ביותר</text:span><text:span text:style-name="T166">" - במכרז עם חפץ אחד, המשמעות היא פשוט לתת את החפץ לשחקן עם הערך הגבוה ביותר (נסמן ערך זה ב</text:span><text:span text:style-name="T183">v</text:span><text:span text:style-name="T196">1</text:span><text:span text:style-name="T166">).</text:span></text:p>
        </text:list-item>
        <text:list-item>
          <text:p text:style-name="P118"><text:span text:style-name="T165">עבור כל שחקן</text:span><text:span text:style-name="T166">: </text:span></text:p>
          <text:list>
            <text:list-item>
              <text:p text:style-name="P119"><text:span text:style-name="T166">"</text:span><text:span text:style-name="T165">חשב את סכום הערכים של שאר השחקנים </text:span><text:span text:style-name="T182">כשהשחקן הנוכחי משתתף</text:span><text:span text:style-name="T183">" - </text:span><text:span text:style-name="T165">לזוכה</text:span><text:span text:style-name="T166">, </text:span><text:span text:style-name="T165">הסכום של האחרים הוא 0; לכל </text:span><text:span text:style-name="T185">השאר</text:span><text:span text:style-name="T166">,</text:span><text:span text:style-name="T165"> הסכום </text:span><text:span text:style-name="T166">של האחרים </text:span><text:span text:style-name="T165">הוא </text:span><text:span text:style-name="T182">v</text:span><text:span text:style-name="T195">1</text:span><text:span text:style-name="T165">.</text:span></text:p>
            </text:list-item>
            <text:list-item>
              <text:p text:style-name="P118"><text:span text:style-name="T166">"</text:span><text:span text:style-name="T165">חשב את סכום הערכים של שאר השחקנים <text:s/></text:span><text:span text:style-name="T182">אילו השחקן הנוכחי לא היה משתתף</text:span><text:span text:style-name="T183">" - </text:span><text:span text:style-name="T165">לזוכה</text:span><text:span text:style-name="T166">, </text:span><text:span text:style-name="T165"><text:s/>הסכום של האחרים היה </text:span><text:span text:style-name="T182">v</text:span><text:span text:style-name="T195">2</text:span><text:span text:style-name="T196"> </text:span><text:span text:style-name="T183">(המחיר השני); ל</text:span><text:span text:style-name="T182">כל </text:span><text:span text:style-name="T184">השאר</text:span><text:span text:style-name="T183">, הסכום של האחרים היה עדיין</text:span><text:span text:style-name="T182"> <text:s/>v</text:span><text:span text:style-name="T195">1</text:span><text:span text:style-name="T166">.</text:span></text:p>
            </text:list-item>
          </text:list>
        </text:list-item>
        <text:list-item>
          <text:p text:style-name="P118"><text:span text:style-name="T166">"</text:span><text:span text:style-name="T165">גבה מהשחקן את ההפרש בין הסכומים</text:span><text:span text:style-name="T166">" - </text:span><text:span text:style-name="T165">לזוכה</text:span><text:span text:style-name="T166">,</text:span><text:span text:style-name="T165"> ההפרש </text:span><text:span text:style-name="T166">הזה </text:span><text:span text:style-name="T165">הוא </text:span><text:span text:style-name="T182">v</text:span><text:span text:style-name="T195">2</text:span><text:span text:style-name="T182">; לכל </text:span><text:span text:style-name="T185">השאר</text:span><text:span text:style-name="T183">, ההפרש הוא </text:span><text:span text:style-name="T182">0</text:span><text:span text:style-name="T183">.</text:span></text:p>
        </text:list-item>
      </text:list>
      <text:p text:style-name="P34"><text:span text:style-name="T159">מ</text:span><text:span text:style-name="T78">שפט</text:span><text:span text:style-name="T81">: מנגנון ויקרי-קלארק-גרובס הוא אמיתי.</text:span><text:span text:style-name="T94"> </text:span></text:p>
      <text:p text:style-name="P65"><text:span text:style-name="T78">הוכחה</text:span><text:span text:style-name="T81">: <text:s/></text:span><text:span text:style-name="T94">נזכיר את המושגים שנשתמש בהם בהוכחה: </text:span><text:span text:style-name="T138">ערך </text:span><text:span text:style-name="T130">= ברוטו (לא כולל המחיר);</text:span><text:span text:style-name="T136"> <text:s/></text:span><text:span text:style-name="T138">תועלת </text:span><text:span text:style-name="T130">= נטו (ערך פחות מחיר).</text:span><text:span text:style-name="T136"> <text:s text:c="3"/></text:span><text:span text:style-name="T81">התועלת של כל שחקן היא:</text:span></text:p>
      <text:list xml:id="list775014295" text:style-name="L10">
        <text:list-item>
          <text:p text:style-name="P103"><text:span text:style-name="T165">הערך של השחקן עצמו</text:span><text:span text:style-name="T168">;</text:span></text:p>
        </text:list-item>
        <text:list-item>
          <text:p text:style-name="P103"><text:span text:style-name="T165">פחות הסכום של שאר השחקנים בלעדיו</text:span><text:span text:style-name="T168">;</text:span></text:p>
        </text:list-item>
        <text:list-item>
          <text:p text:style-name="P103"><text:span text:style-name="T165">ועוד הסכום של שאר השחקנים כשהוא פה</text:span><text:span text:style-name="T168">.</text:span></text:p>
        </text:list-item>
      </text:list>
      <text:p text:style-name="P66"><text:span text:style-name="T95">נסכם את שורות 1 ו-3, ונקבל ש</text:span><text:span text:style-name="T81">התועלת של כל שחקן היא:</text:span></text:p>
      <text:list xml:id="list350839907" text:style-name="L11">
        <text:list-item>
          <text:p text:style-name="P104"><text:span text:style-name="T165">סכום הערכים של כל השחקנים (שורה 1,3)</text:span><text:span text:style-name="T169">;</text:span></text:p>
        </text:list-item>
        <text:list-item>
          <text:p text:style-name="P104"><text:span text:style-name="T165">פחות מספר </text:span><text:span text:style-name="T186">שאינו תלוי </text:span><text:span text:style-name="T187">כלל </text:span><text:span text:style-name="T186">בהצהרה </text:span><text:span text:style-name="T187">של השחקן </text:span><text:span text:style-name="T165">(שורה 2)</text:span><text:span text:style-name="T170">.</text:span></text:p>
        </text:list-item>
      </text:list>
      <text:p text:style-name="P65"><text:span text:style-name="T81">השחקן שואף להשיג תועלת גדולה ביותר.</text:span><text:span text:style-name="T96"> על שורה 2 הוא לא יכול להשפיע, לכן יש לו אינטרס למקסם את הסכום של שורות 1+3. </text:span><text:span text:style-name="T99"><text:s text:c="2"/></text:span><text:span text:style-name="T96">אבל, זה בדיוק מה שעושה אלגוריתם </text:span><text:span text:style-name="T99">VCG </text:span><text:span text:style-name="T97">כשהשחקן אמיתי </text:span><text:span text:style-name="T96">- ממקסם את סכום הערכים של כולם! </text:span><text:span text:style-name="T98">לכן, אם השחקן אומר את האמת, האלגוריתם בוחר את האפשרות הטובה ביותר עבורו</text:span><text:span text:style-name="T96">. <text:s/></text:span><text:span text:style-name="T81"><text:s/>***</text:span></text:p>
      <text:p text:style-name="P106"/>
      <text:p text:style-name="Heading_20_2"><text:span text:style-name="T154">אלגוריתם </text:span><text:span text:style-name="T148">VCG</text:span><text:span text:style-name="T154"> בפירסום</text:span></text:p>
      <text:p text:style-name="P30"><text:span text:style-name="T75">נדגים את פעולת אלגוריתם VCG במכרזי פירסום. </text:span><text:span text:style-name="T76">נחזור לדוגמה הקודמת שבה יש שני מקומות ושלושה מפרסמים, עם הנתונים הבאים:</text:span></text:p>
      <text:p text:style-name="P60"><text:span text:style-name="T130">r</text:span><text:span text:style-name="T143">1</text:span><text:span text:style-name="T81"> = 0.1, <text:s text:c="2"/></text:span><text:span text:style-name="T130">r</text:span><text:span text:style-name="T143">2</text:span><text:span text:style-name="T81"> = 0.05, </text:span></text:p>
      <text:p text:style-name="P60"><text:span text:style-name="T130">v</text:span><text:span text:style-name="T143">1</text:span><text:span text:style-name="T81"> = 10, <text:s text:c="2"/></text:span><text:span text:style-name="T130">v</text:span><text:span text:style-name="T143">2</text:span><text:span text:style-name="T81"> = 9, <text:s text:c="4"/></text:span><text:span text:style-name="T130"><text:s/>v</text:span><text:span text:style-name="T143">3</text:span><text:span text:style-name="T81">=6.</text:span></text:p>
      <text:p text:style-name="P49"><text:span text:style-name="T77">המחיר למפרסם 1</text:span><text:span text:style-name="T81">:</text:span></text:p>
      <text:p text:style-name="P64"><text:s text:c="3"/>9*0.1 <text:s text:c="2"/>+ 6*0.05 <text:s text:c="2"/>– סכום האחרים בלעדיו</text:p>
      <text:p text:style-name="P60"><text:span text:style-name="T81"><text:s/></text:span><text:span text:style-name="T77">-</text:span><text:span text:style-name="T81"> 9*0.05 <text:s text:c="6"/>– <text:s/>סכום האחרים כשהוא נמצא</text:span></text:p>
      <text:p text:style-name="P60"><text:span text:style-name="T81"><text:s/>= </text:span><text:span text:style-name="T77">7.5</text:span><text:span text:style-name="T81"> * 0.1 <text:s/></text:span></text:p>
      <text:p text:style-name="P58">עכשיו הוא משלם 7.5 </text:p>
      <text:p text:style-name="P49"><text:span text:style-name="T77">המחיר למפרסם 2</text:span><text:span text:style-name="T81">:</text:span></text:p>
      <text:p text:style-name="P64"><text:s text:c="3"/>10*0.1 + 6*0.05 <text:s/>– סכום האחרים בלעדיו</text:p>
      <text:p text:style-name="P60"><text:soft-page-break/><text:span text:style-name="T81"><text:s/></text:span><text:span text:style-name="T77">-</text:span><text:span text:style-name="T81"> 10*0.1 <text:s text:c="5"/>– <text:s/>סכום האחרים כשהוא נמצא</text:span></text:p>
      <text:p text:style-name="P60"><text:span text:style-name="T81"><text:s/>= </text:span><text:span text:style-name="T77">6 * </text:span><text:span text:style-name="T81">0.05 <text:s text:c="2"/>(כמו קודם)</text:span></text:p>
      <text:p text:style-name="Heading_20_2"><text:span text:style-name="T148">VCG</text:span><text:span text:style-name="T154"> </text:span><text:span text:style-name="T155">לעומת GSP</text:span></text:p>
      <text:p text:style-name="P31"><text:span text:style-name="T102">V</text:span><text:span text:style-name="T81">CG הוא אמיתי, אבל התשלומים בו נמוכים יותר מב-GSP. </text:span></text:p>
      <text:p text:style-name="P30"><text:span text:style-name="T103">ה</text:span><text:span text:style-name="T102">תש</text:span><text:span text:style-name="T81">לום </text:span><text:span text:style-name="T77">כולל</text:span><text:span text:style-name="T81"> של מפרסם </text:span><text:span text:style-name="T130">i</text:span><text:span text:style-name="T81"> במכרז VCG</text:span><text:span text:style-name="T103"> הוא:</text:span></text:p>
      <text:p text:style-name="P60"><text:span text:style-name="T130">v</text:span><text:span text:style-name="T143">i+1</text:span><text:span text:style-name="T130">*(r</text:span><text:span text:style-name="T143">i</text:span><text:span text:style-name="T130">-r</text:span><text:span text:style-name="T143">i+1</text:span><text:span text:style-name="T130">) + v</text:span><text:span text:style-name="T143">i+2</text:span><text:span text:style-name="T130">*(r</text:span><text:span text:style-name="T143">i+1</text:span><text:span text:style-name="T130">-r</text:span><text:span text:style-name="T143">i+2</text:span><text:span text:style-name="T130">) + …</text:span></text:p>
      <text:p text:style-name="P56"/>
      <text:p text:style-name="P49"><text:span text:style-name="T103">ה</text:span><text:span text:style-name="T81">תשלום </text:span><text:span text:style-name="T77">עבור קליק </text:span><text:span text:style-name="T81">של מפרסם </text:span><text:span text:style-name="T130">i</text:span><text:span text:style-name="T81"> במכרז VCG</text:span><text:span text:style-name="T103"> הוא:</text:span></text:p>
      <text:p text:style-name="P60"><text:span text:style-name="T130">[v</text:span><text:span text:style-name="T143">i+1</text:span><text:span text:style-name="T130">*(r</text:span><text:span text:style-name="T143">i</text:span><text:span text:style-name="T130">-r</text:span><text:span text:style-name="T143">i+1</text:span><text:span text:style-name="T130">) + v</text:span><text:span text:style-name="T143">i+2</text:span><text:span text:style-name="T130">*(r</text:span><text:span text:style-name="T143">i+1</text:span><text:span text:style-name="T130">-r</text:span><text:span text:style-name="T143">i+2</text:span><text:span text:style-name="T130">) + …] / r</text:span><text:span text:style-name="T143">i</text:span></text:p>
      <text:p text:style-name="P64"/>
      <text:p text:style-name="P49"><text:span text:style-name="T103">לעומת זאת, ה</text:span><text:span text:style-name="T81">תשלום </text:span><text:span text:style-name="T77">עבור קליק </text:span><text:span text:style-name="T81">של מפרסם </text:span><text:span text:style-name="T130">i</text:span><text:span text:style-name="T81"> במכרז GSP</text:span><text:span text:style-name="T103"> הוא:</text:span></text:p>
      <text:p text:style-name="P60"><text:span text:style-name="T130">v</text:span><text:span text:style-name="T143">i+1</text:span></text:p>
      <text:p text:style-name="P29">אפשר לראות שזה גדול יותר.</text:p>
      <text:p text:style-name="P29">לכן, מעבר ממכרז GSP למכרז VCG עלול לגרום לירידה זמנית ברווחים.</text:p>
      <text:p text:style-name="P29">למה ירידה זמנית? - כי במשך הזמן, צפוי שהמפרסמים יתרגלו לכך שהמכרז אמיתי ולכן הם לא צריכים להוריד את ההכרזות שלהם, ואז הרווחים יעלו בחזרה.</text:p>
      <text:p text:style-name="P32"><text:span text:style-name="T103">סיבה נוספת שבהתחלה לא רצו לעבור ל-VCG היתה שהוא מסובך למימוש, ופחות ברור למפרסמים. אבל, <text:s/>בשנים האחרונות חזרו להשתמש בו. הסיבה היא, שמ</text:span><text:span text:style-name="T81">כרזי-פירסום בימינו ממילא מאד מסובכי</text:span><text:span text:style-name="T103">ם. למשל בפייסבוק, </text:span><text:span text:style-name="T81">לא רק המיקום משתנה אלא גם הגודל והצורה</text:span><text:span text:style-name="T103">. </text:span><text:span text:style-name="T81">משלמים לא רק על קליק אלא גם על לייק וכד’.</text:span><text:span text:style-name="T103"> לכן </text:span><text:span text:style-name="T130">הכלל הפשוט של GSP לא עובד.</text:span><text:span text:style-name="T137"> לעומת זאת, מכרזVCG הוא כללי ויכול להתמודד גם עם מצבים מורכבים.</text:span></text:p>
      <text:p text:style-name="P107">אלגוריתם VCG למציאת מסלול זול ביותר</text:p>
      <text:p text:style-name="P69"><text:span text:style-name="T161">עכשיו נחזור לבעיה שהתחלנו ממנה: </text:span><text:span text:style-name="T160">נ</text:span><text:span text:style-name="T81">תונה רשת</text:span><text:span text:style-name="T108">-תקשורת. כל קשת מייצגת חיבור ברשת. אנחנו רוצים להעביר חבילת-תקשורת מסויימת </text:span><text:span text:style-name="T109">מנקודה מסויימת ("מקור")</text:span><text:span text:style-name="T108"> לנקודה </text:span><text:span text:style-name="T109">אחרת ("יעד"). </text:span><text:span text:style-name="T108">לכל קשת ישנה עלות מסויימת להעברת חבילה דרכה (למשל, לפי הזמן שלוקח לחבילה לעבור בקשת, העומס על הקשת וכו').</text:span><text:span text:style-name="T109"> </text:span><text:span text:style-name="T108">אנחנו רוצים להעביר את החבילה במסלול </text:span><text:span text:style-name="T80">הזול ביותר</text:span><text:span text:style-name="T108">. </text:span><text:span text:style-name="T121">אם</text:span><text:span text:style-name="T115"> עלות כל קשת ידועה לכולם </text:span><text:span text:style-name="T108">- אפשר לפתור את הבעיה ע"י אלגוריתם דייקסטרה. </text:span></text:p>
      <text:p text:style-name="P70"/>
      <text:p text:style-name="P74"><text:span text:style-name="T108">אבל מה אם כל קשת היא מחשב ששייך לאדם מסויים, ורק הבעלים יודע מה ה</text:span><text:span text:style-name="T110">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1"> <text:s text:c="3"/></text:span><text:span text:style-name="T110">הדבר רלבנטי במיוחד בימינו, ברשתות כגון ביטקוין-לייטנינג (bitcoin-lightning), שבהם צריך להחליט מה המסלול </text:span><text:span text:style-name="T112">הזול </text:span><text:span text:style-name="T110">ביותר להעברת תשלום </text:span><text:span text:style-name="T113">בין שני צרכנים. </text:span></text:p>
      <text:p text:style-name="P71"/>
      <text:p text:style-name="P76"><text:span text:style-name="T180">- אפשר להשתמש באלגוריתם VCG </text:span><text:span text:style-name="T181">באופן הבא.</text:span></text:p>
      <text:list xml:id="list3907822373" text:style-name="L12">
        <text:list-item>
          <text:p text:style-name="P115"><text:span text:style-name="T175">אוסף התוצאות האפשריות הוא </text:span><text:span text:style-name="T189">אוסף כל המסלולים </text:span><text:span text:style-name="T190">מ</text:span><text:span text:style-name="T191">המקור ליעד</text:span><text:span text:style-name="T176">.</text:span></text:p>
        </text:list-item>
        <text:list-item>
          <text:p text:style-name="P115"><text:soft-page-break/><text:span text:style-name="T177">השלב הראשון ב</text:span><text:span text:style-name="T178">מכרז וק"ג </text:span><text:span text:style-name="T177">הוא </text:span><text:span text:style-name="T192">חישוב התוצאה עם סכום-הערכים הגדול ביותר</text:span><text:span text:style-name="T178">.</text:span><text:span text:style-name="T177"> <text:s/></text:span><text:span text:style-name="T178">במקרה זה אנחנו מחפשים את סכום העלויות הקטן ביותר, אבל ההבדל הוא טכני בלבד - אפשר להציג כל עלות כערך עם סימן מינוס. </text:span><text:span text:style-name="T179">לכן, אנחנו יכולים </text:span><text:span text:style-name="T177">לבצע את השלב הראשון במכרז בעזרת אלגוריתם דייקסטרה.</text:span></text:p>
        </text:list-item>
        <text:list-item>
          <text:p text:style-name="P116"><text:span text:style-name="T174">השלב השני הוא חישוב התשלומים. כדי לחשב את התשלום של שחקן מסויים (במקרה זה, של קשת מסויימת), אנחנו צריכים לחשב </text:span><text:span text:style-name="T188">מה היתה התוצאה אילו השחקן הזה לא היה משתתף</text:span><text:span text:style-name="T174">.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81">(ראו דוגמה במצגת)</text:span><text:span text:style-name="T174">.</text:span></text:p>
        </text:list-item>
      </text:list>
      <text:p text:style-name="P72">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72"/>
      <text:p text:style-name="P108">אלגוריתם VCG למילוי תרמיל</text:p>
      <text:p text:style-name="P105"><text:span text:style-name="T81">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span></text:p>
      <text:p text:style-name="P75"/>
      <text:p text:style-name="P75"><text:span text:style-name="T123">אם מספר החפצים (= המפרסמים) הוא קטן, </text:span><text:span text:style-name="T124">זה עובד מצויין</text:span><text:span text:style-name="T123">. <text:s/>אבל </text:span><text:span text:style-name="T125">מה אם מספר החפצים </text:span><text:span text:style-name="T126">הוא </text:span><text:span text:style-name="T125">גדול? <text:s/>בעיית התרמיל ידועה כבעיה </text:span><text:span text:style-name="T141">NP-שלמה </text:span><text:span text:style-name="T125">- וזה אומר ש</text:span><text:span text:style-name="T127">כנראה לא קיים אלגוריתם הפותר בעיות גדולות בזמן סביר.</text:span><text:span text:style-name="T128"> <text:s/>איך נוכל להריץ את מכרז וק"ג, אם אנחנו לא יכולים לחשב את הצעד הראשון שלו?!</text:span></text:p>
      <text:p text:style-name="P33"><text:span text:style-name="T27">תשובה </text:span><text:span text:style-name="T32">אפשרית </text:span><text:span text:style-name="T27">לשאלה זו נלמד בשיעור הבא.</text:span></text:p>
      <text:p text:style-name="P80">מקורות</text:p>
      <text:list xml:id="list416623437" text:style-name="L13">
        <text:list-item>
          <text:p text:style-name="P101"><text:span text:style-name="T14">ו</text:span><text:span text:style-name="T13">יקיפדיה האנגלית, ערך Auction</text:span></text:p>
        </text:list-item>
        <text:list-item>
          <text:p text:style-name="P102">הקורס של טים, שיעורים 13-16</text:p>
        </text:list-item>
      </text:list>
      <text:p text:style-name="Heading_20_2"><text:span text:style-name="T14">ס</text:span><text:span text:style-name="T13">רטים</text:span></text:p>
      <text:list xml:id="list1456533197" text:style-name="L14">
        <text:list-item>
          <text:p text:style-name="P82">מכרז אנגלי על כד מתקופת שושלת מינג: https://youtu.be/ZyATAodMDrQ</text:p>
        </text:list-item>
        <text:list-item>
          <text:p text:style-name="P83">מכרז <text:span text:style-name="T23">אנגלי על </text:span>אוסף המכוניות של סיינפלד: https://youtu.be/nG1mkKgduiM</text:p>
        </text:list-item>
        <text:list-item>
          <text:p text:style-name="P84">מכרז הרווקים של קריימר: https://youtu.be/6WlwHRKE9xE</text:p>
        </text:list-item>
        <text:list-item>
          <text:p text:style-name="P85">מכרז<text:span text:style-name="T23"> </text:span>מוטות<text:span text:style-name="T24">-</text:span>הגולף של איליין<text:span text:style-name="T24"> ("קדחת מכרזים")</text:span>: https://youtu.be/akwSGr-9Ldc</text:p>
        </text:list-item>
        <text:list-item>
          <text:p text:style-name="P86">מכרז על צאן ובקר בסגנון ראפ: https://youtu.be/FsYFwvv-ReQ</text:p>
        </text:list-item>
        <text:list-item>
          <text:p text:style-name="P87">הסרט הבא <text:span text:style-name="T200">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201">וזה מאד עיצבן את הצופים </text:span>ומארגני התחרות<text:span text:style-name="T201">! </text:span>https://youtu.be/7mq1ioqiWEo </text:p>
        </text:list-item>
      </text:list>
      <text:p text:style-name="P68"><text:soft-page-break/></text:p>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5T16:07:00.003850404</dc:date>
    <meta:editing-duration>P16DT7H55M23S</meta:editing-duration>
    <meta:editing-cycles>1652</meta:editing-cycles>
    <dc:creator>Erel Segal-Halevi</dc:creator>
    <meta:document-statistic meta:table-count="0" meta:image-count="0" meta:object-count="0" meta:page-count="9" meta:paragraph-count="162" meta:word-count="3130" meta:character-count="17167" meta:non-whitespace-character-count="14080"/>
  </office:meta>
</office:document-meta>
</file>